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Noto Sans CJK JP Regular" svg:font-family="'Noto Sans CJK JP Regular'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メイリオ" svg:font-family="メイリオ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696969" draw:fill-color="#ffffff" draw:textarea-horizontal-align="justify" draw:textarea-vertical-align="middle" draw:auto-grow-height="false" fo:min-height="1.556cm" fo:min-width="5.306cm"/>
    </style:style>
    <style:style style:name="gr2" style:family="graphic" style:parent-style-name="standard">
      <style:graphic-properties svg:stroke-color="#696969" draw:fill-color="#ffffff" draw:textarea-horizontal-align="justify" draw:textarea-vertical-align="middle" draw:auto-grow-height="false" fo:min-height="1.556cm" fo:min-width="5.106cm"/>
    </style:style>
    <style:style style:name="gr3" style:family="graphic" style:parent-style-name="standard">
      <style:graphic-properties svg:stroke-color="#696969" draw:fill="solid" draw:fill-color="#ffffff" draw:textarea-horizontal-align="justify" draw:textarea-vertical-align="middle" draw:auto-grow-height="false" fo:min-height="1.104cm" fo:min-width="5.354cm"/>
    </style:style>
    <style:style style:name="gr4" style:family="graphic" style:parent-style-name="standard">
      <style:graphic-properties svg:stroke-color="#696969" draw:textarea-vertical-align="middle"/>
    </style:style>
    <style:style style:name="gr5" style:family="graphic" style:parent-style-name="objectwithoutfill">
      <style:graphic-properties svg:stroke-color="#696969" draw:fill="none" draw:textarea-vertical-align="middle"/>
    </style:style>
    <style:style style:name="gr6" style:family="graphic" style:parent-style-name="standard">
      <style:graphic-properties svg:stroke-color="#696969" draw:fill="solid" draw:fill-color="#ffe4e1" draw:textarea-horizontal-align="justify" draw:textarea-vertical-align="middle" draw:auto-grow-height="false" fo:min-height="1.556cm" fo:min-width="3.306cm"/>
    </style:style>
    <style:style style:name="gr7" style:family="graphic" style:parent-style-name="standard">
      <style:graphic-properties svg:stroke-color="#696969" draw:fill="solid" draw:fill-color="#fffff0" draw:textarea-horizontal-align="justify" draw:textarea-vertical-align="middle" draw:auto-grow-height="false" fo:min-height="1.466cm" fo:min-width="3.316cm"/>
    </style:style>
    <style:style style:name="gr8" style:family="graphic" style:parent-style-name="standard">
      <style:graphic-properties svg:stroke-color="#696969" draw:fill="solid" draw:fill-color="#e0ffff" draw:textarea-horizontal-align="justify" draw:textarea-vertical-align="middle" draw:auto-grow-height="false" fo:min-height="1.466cm" fo:min-width="3.316cm"/>
    </style:style>
    <style:style style:name="gr9" style:family="graphic" style:parent-style-name="standard">
      <style:graphic-properties svg:stroke-color="#696969" draw:fill="solid" draw:fill-color="#ffe4e1" draw:textarea-horizontal-align="justify" draw:textarea-vertical-align="middle" draw:auto-grow-height="false" fo:min-height="1.466cm" fo:min-width="3.316cm"/>
    </style:style>
    <style:style style:name="gr10" style:family="graphic" style:parent-style-name="standard">
      <style:graphic-properties svg:stroke-color="#696969" draw:fill="solid" draw:fill-color="#ffe4e1" draw:textarea-horizontal-align="justify" draw:textarea-vertical-align="middle" draw:auto-grow-height="false" fo:min-height="0.77cm" fo:min-width="2.556cm" fo:wrap-option="no-wrap"/>
    </style:style>
    <style:style style:name="P1" style:family="paragraph">
      <style:paragraph-properties fo:text-align="center"/>
      <style:text-properties style:font-name="Noto Sans CJK JP Regular" style:font-name-asian="Noto Sans CJK JP Regular"/>
    </style:style>
    <style:style style:name="P2" style:family="paragraph">
      <loext:graphic-properties draw:fill-color="#ffffff"/>
      <style:paragraph-properties fo:text-align="center"/>
      <style:text-properties style:font-name="Noto Sans CJK JP Regular" fo:font-size="18pt" style:font-name-asian="Noto Sans CJK JP Regular" style:font-size-asian="18pt" style:font-size-complex="18pt"/>
    </style:style>
    <style:style style:name="P3" style:family="paragraph">
      <loext:graphic-properties draw:fill="solid" draw:fill-color="#ffffff"/>
      <style:paragraph-properties fo:text-align="center"/>
      <style:text-properties style:font-name="Noto Sans CJK JP Regular" fo:font-size="18pt" style:font-name-asian="Noto Sans CJK JP Regular" style:font-size-asian="18pt" style:font-size-complex="18pt"/>
    </style:style>
    <style:style style:name="P4" style:family="paragraph">
      <loext:graphic-properties draw:fill="none"/>
      <style:paragraph-properties fo:text-align="center"/>
      <style:text-properties style:font-name="Noto Sans CJK JP Regular" style:font-name-asian="Noto Sans CJK JP Regular"/>
    </style:style>
    <style:style style:name="P5" style:family="paragraph">
      <loext:graphic-properties draw:fill="solid" draw:fill-color="#ffe4e1"/>
      <style:paragraph-properties fo:text-align="center"/>
      <style:text-properties style:font-name="Noto Sans CJK JP Regular" style:font-name-asian="Noto Sans CJK JP Regular"/>
    </style:style>
    <style:style style:name="P6" style:family="paragraph">
      <loext:graphic-properties draw:fill="solid" draw:fill-color="#fffff0"/>
      <style:paragraph-properties fo:text-align="center"/>
      <style:text-properties style:font-name="Noto Sans CJK JP Regular" style:font-name-asian="Noto Sans CJK JP Regular"/>
    </style:style>
    <style:style style:name="P7" style:family="paragraph">
      <loext:graphic-properties draw:fill="solid" draw:fill-color="#e0ffff"/>
      <style:paragraph-properties fo:text-align="center"/>
      <style:text-properties style:font-name="Noto Sans CJK JP Regular" style:font-name-asian="Noto Sans CJK JP Regular"/>
    </style:style>
    <style:style style:name="P8" style:family="paragraph">
      <loext:graphic-properties draw:fill="solid" draw:fill-color="#ffe4e1"/>
      <style:paragraph-properties fo:text-align="center"/>
      <style:text-properties style:font-name="Noto Sans CJK JP Regular" fo:font-size="16pt" style:font-name-asian="Noto Sans CJK JP Regular" style:font-size-asian="16pt" style:font-size-complex="16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xml:id="id2" draw:id="id2" draw:layer="layout" svg:width="6cm" svg:height="2cm" svg:x="1cm" svg:y="3cm">
          <text:p text:style-name="P1"><text:span text:style-name="T1">公的個人認証</text:span><text:span text:style-name="T1">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" draw:id="id3" draw:layer="layout" svg:width="6cm" svg:height="2cm" svg:x="15cm" svg:y="3cm">
          <text:p text:style-name="P1"><text:span text:style-name="T1">券面事項</text:span></text:p>
          <text:p text:style-name="P1"><text:span text:style-name="T1">人力補助</text:span><text:span text:style-name="T1">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4" draw:id="id4" draw:layer="layout" svg:width="6cm" svg:height="2cm" svg:x="8cm" svg:y="3cm">
          <text:p text:style-name="P1"><text:span text:style-name="T1">券面事項</text:span></text:p>
          <text:p text:style-name="P1"><text:span text:style-name="T1">確認</text:span><text:span text:style-name="T1">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5" draw:id="id5" draw:layer="layout" svg:width="5.8cm" svg:height="2cm" svg:x="22cm" svg:y="3cm">
          <text:p text:style-name="P1"><text:span text:style-name="T1">住基</text:span><text:span text:style-name="T1">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" draw:id="id1" draw:layer="layout" svg:width="6cm" svg:height="1.5cm" svg:x="10cm" svg:y="0.1cm">
          <text:p text:style-name="P1"><text:span text:style-name="T1">M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curve" svg:x1="13cm" svg:y1="1.6cm" svg:x2="4cm" svg:y2="3cm" draw:start-shape="id1" draw:start-glue-point="2" draw:end-shape="id2" draw:end-glue-point="0" svg:d="M13000 1600c0 1051-9000 352-9000 1400" svg:viewBox="0 0 9001 1401">
          <text:p/>
        </draw:connector>
        <draw:connector draw:style-name="gr5" draw:text-style-name="P4" draw:layer="layout" draw:type="curve" svg:x1="13cm" svg:y1="1.6cm" svg:x2="18cm" svg:y2="3cm" draw:start-shape="id1" draw:start-glue-point="2" draw:end-shape="id3" draw:end-glue-point="0" svg:d="M13000 1600c0 1051 5000 352 5000 1400" svg:viewBox="0 0 5001 1401">
          <text:p/>
        </draw:connector>
        <draw:connector draw:style-name="gr5" draw:text-style-name="P4" draw:layer="layout" draw:type="curve" svg:x1="13cm" svg:y1="1.6cm" svg:x2="11cm" svg:y2="3cm" draw:start-shape="id1" draw:start-glue-point="2" draw:end-shape="id4" draw:end-glue-point="0" svg:d="M13000 1600c0 1051-2000 352-2000 1400" svg:viewBox="0 0 2001 1401">
          <text:p/>
        </draw:connector>
        <draw:connector draw:style-name="gr5" draw:text-style-name="P4" draw:layer="layout" draw:type="curve" svg:x1="13cm" svg:y1="1.6cm" svg:x2="24.9cm" svg:y2="3cm" draw:start-shape="id1" draw:start-glue-point="2" draw:end-shape="id5" draw:end-glue-point="0" svg:d="M13000 1600c0 1051 11900 352 11900 1400" svg:viewBox="0 0 11901 1401">
          <text:p/>
        </draw:connector>
        <draw:custom-shape draw:style-name="gr6" draw:text-style-name="P5" xml:id="id11" draw:id="id11" draw:layer="layout" svg:width="4cm" svg:height="2cm" svg:x="19cm" svg:y="7cm">
          <text:p text:style-name="P1">EF0002</text:p>
          <text:p text:style-name="P1">4属性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xml:id="id18" draw:id="id18" draw:layer="layout" svg:width="4cm" svg:height="1.9cm" svg:x="1cm" svg:y="14.6cm">
          <text:p text:style-name="P1">IEF001B</text:p>
          <text:p text:style-name="P1">署名用PI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7" xml:id="id14" draw:id="id14" draw:layer="layout" svg:width="4cm" svg:height="1.9cm" svg:x="1cm" svg:y="9.6cm">
          <text:p text:style-name="P1">EF0002<text:line-break/>署名用C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5" xml:id="id8" draw:id="id8" draw:layer="layout" svg:width="4cm" svg:height="1.9cm" svg:x="1cm" svg:y="7cm">
          <text:p text:style-name="P1">EF0001</text:p>
          <text:p text:style-name="P1">署名証明書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xml:id="id16" draw:id="id16" draw:layer="layout" svg:width="4cm" svg:height="1.9cm" svg:x="1cm" svg:y="12.1cm">
          <text:p text:style-name="P1">IEF001A</text:p>
          <text:p text:style-name="P1">署名用鍵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xml:id="id17" draw:id="id17" draw:layer="layout" svg:width="4cm" svg:height="1.9cm" svg:x="9cm" svg:y="14.6cm">
          <text:p text:style-name="P1">IEF0018</text:p>
          <text:p text:style-name="P1">認証用PI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7" xml:id="id13" draw:id="id13" draw:layer="layout" svg:width="4cm" svg:height="1.9cm" svg:x="9cm" svg:y="9.6cm">
          <text:p text:style-name="P1">EF000B</text:p>
          <text:p text:style-name="P1">認証用C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7" xml:id="id7" draw:id="id7" draw:layer="layout" svg:width="4cm" svg:height="1.9cm" svg:x="9cm" svg:y="7cm">
          <text:p text:style-name="P1">EF000A</text:p>
          <text:p text:style-name="P1">認証証明書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xml:id="id15" draw:id="id15" draw:layer="layout" svg:width="4cm" svg:height="1.9cm" svg:x="9cm" svg:y="12.1cm">
          <text:p text:style-name="P1">IEF0017</text:p>
          <text:p text:style-name="P1">認証用鍵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4cm" svg:y1="5cm" svg:x2="7.064cm" svg:y2="6.017cm" draw:start-shape="id2" draw:start-glue-point="2" draw:end-shape="id6" draw:end-glue-point="2" svg:d="M4000 5000v1017h3064" svg:viewBox="0 0 3065 1018">
          <text:p/>
        </draw:connector>
        <draw:connector draw:style-name="gr5" draw:text-style-name="P4" xml:id="id6" draw:id="id6" draw:layer="layout" draw:type="line" svg:x1="7.064cm" svg:y1="6.017cm" svg:x2="7.096cm" svg:y2="15.558cm" svg:d="M7064 6017l32 9541" svg:viewBox="0 0 33 9542">
          <text:p/>
        </draw:connector>
        <draw:connector draw:style-name="gr5" draw:text-style-name="P4" draw:layer="layout" draw:type="line" svg:x1="9cm" svg:y1="7.95cm" svg:x2="5cm" svg:y2="7.95cm" draw:start-shape="id7" draw:start-glue-point="3" draw:end-shape="id8" draw:end-glue-point="1" svg:d="M9000 7950h-4000" svg:viewBox="0 0 4001 1">
          <text:p/>
        </draw:connector>
        <draw:custom-shape draw:style-name="gr10" draw:text-style-name="P8" draw:layer="layout" svg:width="3.3cm" svg:height="1.1cm" svg:x="0.3cm" svg:y="5.3cm">
          <text:p text:style-name="P1"><text:span text:style-name="T2">PIN</text:span><text:span text:style-name="T2">で保護</text:span></text:p>
          <draw:enhanced-geometry svg:viewBox="0 0 21600 21600" draw:mirror-horizontal="false" draw:mirror-vertical="false" draw:text-areas="800 800 20800 20800" draw:type="round-rectangular-callout" draw:modifiers="18249.742502272 30408.71934604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6" xml:id="id10" draw:id="id10" draw:layer="layout" svg:width="4cm" svg:height="1.9cm" svg:x="18.9cm" svg:y="10cm">
          <text:p text:style-name="P1">IEF0011</text:p>
          <text:p text:style-name="P1">入力補助PI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4" xml:id="id12" draw:id="id12" draw:layer="layout" draw:type="line" svg:x1="18cm" svg:y1="5.059cm" svg:x2="17.957cm" svg:y2="10.972cm" draw:end-shape="id9" draw:end-glue-point="3" svg:d="M18000 5059l-43 5913" svg:viewBox="0 0 44 5914">
          <text:p/>
        </draw:connector>
        <draw:connector draw:style-name="gr5" draw:text-style-name="P4" xml:id="id9" draw:id="id9" draw:layer="layout" draw:type="line" svg:x1="18.9cm" svg:y1="10.95cm" svg:x2="17.957cm" svg:y2="10.972cm" draw:start-shape="id10" draw:start-glue-point="3" svg:d="M18900 10950l-943 22" svg:viewBox="0 0 944 23">
          <text:p/>
        </draw:connector>
        <draw:connector draw:style-name="gr5" draw:text-style-name="P4" draw:layer="layout" draw:type="line" svg:x1="19cm" svg:y1="8cm" svg:x2="17.978cm" svg:y2="8.015cm" draw:start-shape="id11" draw:end-shape="id12" draw:end-glue-point="0" svg:d="M19000 8000l-1022 15" svg:viewBox="0 0 1023 16">
          <text:p/>
        </draw:connector>
        <draw:connector draw:style-name="gr5" draw:text-style-name="P4" draw:layer="layout" draw:type="line" svg:x1="9cm" svg:y1="10.55cm" svg:x2="5cm" svg:y2="10.55cm" draw:start-shape="id13" draw:start-glue-point="3" draw:end-shape="id14" draw:end-glue-point="1" svg:d="M9000 10550h-4000" svg:viewBox="0 0 4001 1">
          <text:p/>
        </draw:connector>
        <draw:connector draw:style-name="gr5" draw:text-style-name="P4" draw:layer="layout" draw:type="line" svg:x1="9cm" svg:y1="13.05cm" svg:x2="5cm" svg:y2="13.05cm" draw:start-shape="id15" draw:start-glue-point="3" draw:end-shape="id16" draw:end-glue-point="1" svg:d="M9000 13050h-4000" svg:viewBox="0 0 4001 1">
          <text:p/>
        </draw:connector>
        <draw:connector draw:style-name="gr5" draw:text-style-name="P4" draw:layer="layout" draw:type="line" svg:x1="9cm" svg:y1="15.55cm" svg:x2="5cm" svg:y2="15.55cm" draw:start-shape="id17" draw:start-glue-point="3" draw:end-shape="id18" draw:end-glue-point="1" svg:d="M9000 15550h-4000" svg:viewBox="0 0 4001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Noto Sans CJK JP Regular" svg:font-family="'Noto Sans CJK JP Regular'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メイリオ" svg:font-family="メイリオ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メイリオ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3465a4" draw:marker-start-width="0.35cm" draw:marker-start-center="false" draw:marker-end-width="0.35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16T13:15:08.650921865</meta:creation-date>
    <dc:date>2018-09-28T01:44:57.682660781</dc:date>
    <meta:editing-duration>PT2H32M3S</meta:editing-duration>
    <meta:editing-cycles>34</meta:editing-cycles>
    <meta:generator>LibreOffice/6.0.4.2$Linux_X86_64 LibreOffice_project/00m0$Build-2</meta:generator>
    <meta:document-statistic meta:object-count="29"/>
  </office:meta>
</office:document-meta>
</file>